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2f3" officeooo:paragraph-rsid="000412f3"/>
    </style:style>
    <style:style style:name="P2" style:family="paragraph" style:parent-style-name="Standard">
      <style:text-properties officeooo:paragraph-rsid="000412f3"/>
    </style:style>
    <style:style style:name="P3" style:family="paragraph" style:parent-style-name="normal">
      <style:text-properties officeooo:paragraph-rsid="00041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з:</text:p>
      <text:p text:style-name="P2">Дан примерный массив $data, необходимо написать код, который обработает данный массив следующим образом:<text:line-break/>1. Выводит максимальный 'bot_count'</text:p>
      <text:p text:style-name="P3">2. Выводит минимальный 'bot_count'</text:p>
      <text:p text:style-name="P3">3. Выводит все значения user_count и bot_count в порядке ASC по значению 'priority'</text:p>
      <text:p text:style-name="P3"/>
      <text:p text:style-name="P2">Код должен оставаться полностью рабочим, при расширении массива без изменения его структуры</text:p>
      <text:p text:style-name="P2"/>
      <text:p text:style-name="P2"/>
      <text:p text:style-name="P2"/>
      <text:p text:style-name="P1">код:</text:p>
      <text:p text:style-name="P1">import java.util.*;</text:p>
      <text:p text:style-name="P1"/>
      <text:p text:style-name="P1">public class Main {</text:p>
      <text:p text:style-name="P1"/>
      <text:p text:style-name="P1"><text:s text:c="4"/>static class Category {</text:p>
      <text:p text:style-name="P1"><text:s text:c="8"/>int priority;</text:p>
      <text:p text:style-name="P1"><text:s text:c="8"/>int userCount;</text:p>
      <text:p text:style-name="P1"><text:s text:c="8"/>int botCount;</text:p>
      <text:p text:style-name="P1"/>
      <text:p text:style-name="P1"><text:s text:c="8"/>Category(int priority, int userCount, int botCount) {</text:p>
      <text:p text:style-name="P1"><text:s text:c="12"/>this.priority = priority;</text:p>
      <text:p text:style-name="P1"><text:s text:c="12"/>this.userCount = userCount;</text:p>
      <text:p text:style-name="P1"><text:s text:c="12"/>this.botCount = botCount;</text:p>
      <text:p text:style-name="P1"><text:s text:c="8"/>}</text:p>
      <text:p text:style-name="P1"><text:s text:c="4"/>}</text:p>
      <text:p text:style-name="P1"/>
      <text:p text:style-name="P1"><text:s text:c="4"/>public static void main(String[] args) {</text:p>
      <text:p text:style-name="P1"/>
      <text:p text:style-name="P1"><text:s text:c="8"/>// Аналог PHP массива $data</text:p>
      <text:p text:style-name="P1"><text:s text:c="8"/>Map&lt;String, Category&gt; data = new HashMap&lt;&gt;();</text:p>
      <text:p text:style-name="P1"/>
      <text:p text:style-name="P1"><text:s text:c="8"/>data.put("one", new Category(3, 345, 9392));</text:p>
      <text:p text:style-name="P1"><text:s text:c="8"/>data.put("two", new Category(1, 123222, 99));</text:p>
      <text:p text:style-name="P1"><text:s text:c="8"/>data.put("three", new Category(2, 23, 1));</text:p>
      <text:p text:style-name="P1"/>
      <text:p text:style-name="P1"><text:s text:c="8"/>int maxBot = Integer.MIN_VALUE;</text:p>
      <text:p text:style-name="P1"><text:s text:c="8"/>int minBot = Integer.MAX_VALUE;</text:p>
      <text:p text:style-name="P1"/>
      <text:p text:style-name="P1"><text:s text:c="8"/>List&lt;Category&gt; list = new ArrayList&lt;&gt;();</text:p>
      <text:p text:style-name="P1"/>
      <text:p text:style-name="P1"><text:s text:c="8"/>for (Category c : data.values()) {</text:p>
      <text:p text:style-name="P1"><text:s text:c="12"/>maxBot = Math.max(maxBot, c.botCount);</text:p>
      <text:p text:style-name="P1"><text:s text:c="12"/>minBot = Math.min(minBot, c.botCount);</text:p>
      <text:p text:style-name="P1"><text:s text:c="12"/>list.add(c);</text:p>
      <text:p text:style-name="P1"><text:s text:c="8"/>}</text:p>
      <text:p text:style-name="P1"/>
      <text:p text:style-name="P1"><text:s text:c="8"/>System.out.println("Max bot_count: " + maxBot);</text:p>
      <text:p text:style-name="P1"><text:s text:c="8"/>System.out.println("Min bot_count: " + minBot);</text:p>
      <text:p text:style-name="P1"/>
      <text:p text:style-name="P1"><text:soft-page-break/><text:s text:c="8"/>// сортировка по priority ASC</text:p>
      <text:p text:style-name="P1"><text:s text:c="8"/>list.sort(Comparator.comparingInt(c -&gt; c.priority));</text:p>
      <text:p text:style-name="P1"/>
      <text:p text:style-name="P1"><text:s text:c="8"/>System.out.println("\nSorted by priority (ASC):");</text:p>
      <text:p text:style-name="P1"><text:s text:c="8"/>for (Category c : list) {</text:p>
      <text:p text:style-name="P1"><text:s text:c="12"/>System.out.println(</text:p>
      <text:p text:style-name="P1"><text:s text:c="16"/>"priority=" + c.priority +</text:p>
      <text:p text:style-name="P1"><text:s text:c="16"/>", user_count=" + c.userCount +</text:p>
      <text:p text:style-name="P1"><text:s text:c="16"/>", bot_count=" + c.botCount</text:p>
      <text:p text:style-name="P1"><text:s text:c="12"/>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вывод:</text:p>
      <text:p text:style-name="P1">Max bot_count: 9392<text:line-break/>Min bot_count: 1<text:line-break/><text:line-break/>Sorted by priority (ASC):<text:line-break/>priority=1, user_count=123222, bot_count=99<text:line-break/>priority=2, user_count=23, bot_count=1<text:line-break/>priority=3, user_count=345, bot_count=9392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31T21:36:13.798000000</meta:creation-date>
    <dc:date>2026-01-31T21:46:13.083000000</dc:date>
    <meta:editing-duration>PT5M26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48" meta:word-count="209" meta:character-count="1946" meta:non-whitespace-character-count="1447"/>
  </office:meta>
</office:document-meta>
</file>